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tyle="italic" officeooo:rsid="001ba377" officeooo:paragraph-rsid="001ba377" style:font-style-asian="italic" style:font-style-complex="italic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1ba377" officeooo:paragraph-rsid="001ba377"/>
    </style:style>
    <style:style style:name="P3" style:family="paragraph" style:parent-style-name="Text_20_body">
      <style:paragraph-properties fo:text-align="justify" style:justify-single-word="false"/>
      <style:text-properties officeooo:rsid="001ce364" officeooo:paragraph-rsid="001ce364"/>
    </style:style>
    <style:style style:name="P4" style:family="paragraph" style:parent-style-name="Text_20_body">
      <style:paragraph-properties fo:text-align="justify" style:justify-single-word="false"/>
      <style:text-properties style:font-name="Liberation Mono" officeooo:rsid="001ce364" officeooo:paragraph-rsid="001ce3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1ce364" style:font-style-asian="normal" style:font-weight-asian="normal" style:font-style-complex="normal" style:font-weight-complex="normal"/>
    </style:style>
    <style:style style:name="T7" style:family="text">
      <style:text-properties officeooo:rsid="001ce36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psolving <text:span text:style-name="T1">do Problema H</text:span></text:h>
      <text:p text:style-name="P3"><text:span text:style-name="T1">O problema “Guardião do Triângulo” baseava-se nas seguintes propriedades geométricas:</text:span></text:p>
      <text:list text:style-name="L1">
        <text:list-item>
          <text:p text:style-name="P2">“Um ponto <text:span text:style-name="T2">P</text:span> está dentro ou sobre o triângulo <text:span text:style-name="T2">ABC</text:span> se a soma das áreas dos triângulos <text:span text:style-name="T2">ABP</text:span>, <text:span text:style-name="T2">BCP</text:span>, e <text:span text:style-name="T2">CAP</text:span> for igual à área do triângulo <text:span text:style-name="T2">ABC</text:span>.”; <text:span text:style-name="T7">e</text:span></text:p>
        </text:list-item>
        <text:list-item>
          <text:p text:style-name="P2">“Sejam três pontos <text:span text:style-name="T2">A(x</text:span><text:span text:style-name="T3">1</text:span><text:span text:style-name="T4">, y</text:span><text:span text:style-name="T3">1</text:span><text:span text:style-name="T4">)</text:span><text:span text:style-name="T5">, </text:span><text:span text:style-name="T4">B(x</text:span><text:span text:style-name="T3">1</text:span><text:span text:style-name="T4">, y</text:span><text:span text:style-name="T3">1</text:span><text:span text:style-name="T4">)</text:span><text:span text:style-name="T5"> e </text:span><text:span text:style-name="T4">C(x</text:span><text:span text:style-name="T3">1</text:span><text:span text:style-name="T4">, y</text:span><text:span text:style-name="T3">1</text:span><text:span text:style-name="T4">)</text:span><text:span text:style-name="T5">, a área </text:span><text:span text:style-name="T6">A </text:span><text:span text:style-name="T5">do triângulo </text:span><text:span text:style-name="T6">formado pelos pontos A, B e C </text:span><text:span text:style-name="T5">é </text:span><text:span text:style-name="T6">tal que</text:span><text:span text:style-name="T5"> </text:span><text:span text:style-name="T5"><draw:frame draw:style-name="fr1" draw:name="Object1" text:anchor-type="as-char" svg:y="-0.621cm" svg:width="7.405cm" svg:height="1.00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.”.</text:span></text:p>
        </text:list-item>
      </text:list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Nesse contexto, é a solução do problema:</text:span></text:p>
      <text:p text:style-name="P4">#include &lt;stdio.h&gt;</text:p>
      <text:p text:style-name="P4">#include &lt;math.h&gt;</text:p>
      <text:p text:style-name="P4"/>
      <text:p text:style-name="P4">double area(double x1, double y1,</text:p>
      <text:p text:style-name="P4"><text:s text:c="12"/>double x2, double y2,</text:p>
      <text:p text:style-name="P4"><text:s text:c="12"/>double x3, double y3){</text:p>
      <text:p text:style-name="P4"><text:s text:c="4"/>return fabs(x1 * (y2 - y3) +</text:p>
      <text:p text:style-name="P4"><text:s text:c="16"/>x2 * (y3 - y1) +</text:p>
      <text:p text:style-name="P4"><text:s text:c="16"/>x3 * (y1 - y2)) / 2.0;</text:p>
      <text:p text:style-name="P4">}</text:p>
      <text:p text:style-name="P4"/>
      <text:p text:style-name="P4">int main(void){</text:p>
      <text:p text:style-name="P4"><text:s text:c="4"/>double x1, y1,</text:p>
      <text:p text:style-name="P4"><text:s text:c="11"/>x2, y2,</text:p>
      <text:p text:style-name="P4"><text:s text:c="11"/>x3, y3,</text:p>
      <text:p text:style-name="P4"><text:s text:c="11"/>xv, yv;</text:p>
      <text:p text:style-name="P4"/>
      <text:p text:style-name="P4"><text:s text:c="4"/>double A, A1, A2, A3;</text:p>
      <text:p text:style-name="P4"><text:soft-page-break/></text:p>
      <text:p text:style-name="P4"><text:s text:c="4"/>scanf("%lf %lf"</text:p>
      <text:p text:style-name="P4"><text:s text:c="10"/>"%lf %lf"</text:p>
      <text:p text:style-name="P4"><text:s text:c="10"/>"%lf %lf"</text:p>
      <text:p text:style-name="P4"><text:s text:c="10"/>"%lf %lf", &amp;x1, &amp;y1,</text:p>
      <text:p text:style-name="P4"><text:s text:c="21"/>&amp;x2, &amp;y2,</text:p>
      <text:p text:style-name="P4"><text:s text:c="21"/>&amp;x3, &amp;y3,</text:p>
      <text:p text:style-name="P4"><text:s text:c="21"/>&amp;xv, &amp;yv);</text:p>
      <text:p text:style-name="P4"/>
      <text:p text:style-name="P4"><text:s text:c="4"/>A <text:s/>= area(x1, y1, x2, y2, x3, y3);</text:p>
      <text:p text:style-name="P4"><text:s text:c="4"/>A1 = area(xv, yv, x2, y2, x3, y3);</text:p>
      <text:p text:style-name="P4"><text:s text:c="4"/>A2 = area(x1, y1, xv, yv, x3, y3);</text:p>
      <text:p text:style-name="P4"><text:s text:c="4"/>A3 = area(x1, y1, x2, y2, xv, yv);</text:p>
      <text:p text:style-name="P4"/>
      <text:p text:style-name="P4"><text:s text:c="4"/>if(fabs((A1 + A2 + A3) - A) &lt; 1e-6){</text:p>
      <text:p text:style-name="P4"><text:s text:c="8"/>printf("Dentro\n");</text:p>
      <text:p text:style-name="P4"><text:s text:c="4"/>}else{</text:p>
      <text:p text:style-name="P4"><text:s text:c="8"/>printf("Fora\n");</text:p>
      <text:p text:style-name="P4"><text:s text:c="4"/>}</text:p>
      <text:p text:style-name="P4"/>
      <text:p text:style-name="P4"><text:s text:c="4"/>return 0;</text:p>
      <text:p text:style-name="P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1:57:42.044529916</meta:creation-date>
    <dc:date>2025-04-12T02:13:15.350398107</dc:date>
    <meta:editing-duration>PT4M59S</meta:editing-duration>
    <meta:editing-cycles>1</meta:editing-cycles>
    <meta:document-statistic meta:table-count="0" meta:image-count="0" meta:object-count="1" meta:page-count="2" meta:paragraph-count="38" meta:word-count="196" meta:character-count="1209" meta:non-whitespace-character-count="806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frac>
          <mn>1</mn>
          <mn>2</mn>
        </mfrac>
      </mrow>
      <mrow>
        <mo fence="true" form="prefix" stretchy="true">|</mo>
        <mrow>
          <mrow>
            <msub>
              <mi>x</mi>
              <mn>1</mn>
            </msub>
            <mrow>
              <mrow>
                <mo fence="true" form="prefix" stretchy="false">(</mo>
                <mrow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3</mn>
                    </msub>
                  </mrow>
                </mrow>
                <mo fence="true" form="postfix" stretchy="false">)</mo>
              </mrow>
              <mo stretchy="false">+</mo>
              <msub>
                <mi>x</mi>
                <mn>2</mn>
              </msub>
            </mrow>
            <mrow>
              <mrow>
                <mo fence="true" form="prefix" stretchy="false">(</mo>
                <mrow>
                  <mrow>
                    <msub>
                      <mi>y</mi>
                      <mn>3</mn>
                    </msub>
                    <mo stretchy="false">−</mo>
                    <msub>
                      <mi>y</mi>
                      <mn>2</mn>
                    </msub>
                  </mrow>
                </mrow>
                <mo fence="true" form="postfix" stretchy="false">)</mo>
              </mrow>
              <mo stretchy="false">+</mo>
              <msub>
                <mi>x</mi>
                <mn>3</mn>
              </msub>
            </mrow>
            <mrow>
              <mo fence="true" form="prefix" stretchy="false">(</mo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</mrow>
    <annotation encoding="StarMath 5.0">A = frac{1}{2} abs{x_1(y_2 - y_3) + x_2(y_3 - y_2) + x_3(y_1 - y_2)}</annotation>
  </semantics>
</math>
</file>